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200%"/>
      <style:text-properties style:font-name="Times New Roman" style:text-underline-style="none" fo:font-weight="bold" officeooo:rsid="00137c51" officeooo:paragraph-rsid="00137c51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119640" officeooo:paragraph-rsid="00119640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font-weight="normal" officeooo:rsid="0018bbd4" officeooo:paragraph-rsid="00119640" style:font-weight-asian="normal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style:text-underline-style="none" fo:font-weight="bold" officeooo:rsid="0018bbd4" officeooo:paragraph-rsid="0018bbd4" style:font-weight-asian="bold" style:font-weight-complex="bold"/>
    </style:style>
    <style:style style:name="T1" style:family="text">
      <style:text-properties officeooo:rsid="0012f7cd"/>
    </style:style>
    <style:style style:name="T2" style:family="text">
      <style:text-properties officeooo:rsid="00137c51"/>
    </style:style>
    <style:style style:name="T3" style:family="text">
      <style:text-properties officeooo:rsid="00151872"/>
    </style:style>
    <style:style style:name="T4" style:family="text">
      <style:text-properties officeooo:rsid="00159f8b"/>
    </style:style>
    <style:style style:name="T5" style:family="text">
      <style:text-properties fo:font-weight="bold" officeooo:rsid="0018bbd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0ac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:</text:p>
      <text:p text:style-name="P2"><text:tab/>The temperament of an individual <text:span text:style-name="T1">refers to their ways of relating to the people, places, and things around them. <text:s/>One’s temperment encompasses a wide variety of behaviors, such as their activity level, reactions to unexpected things, attention and regulation of their emotions and behaviors, anger and frustration, and enthusiasm. </text:span><text:span text:style-name="T2">It is important to understand temperament as it is the key to understanding how different children, and adults, experience the world around them. Caring for and teaching young children requ</text:span><text:span text:style-name="T3">ires caregivers to have empathy, and understanding how each child views the world allows a caregiver to gave greater empathy, adjust their approach for each child, and make adjustments to their behavior based on their own temperament. How well a caregiver’s temperment aligns with the child they are caring for is called “goodness of fit.”</text:span></text:p>
      <text:p text:style-name="P2"><text:tab/><text:span text:style-name="T3">On a scale of 1-10 for each category of temperament, this is how I would rank myself; Activity – </text:span><text:span text:style-name="T4">8,</text:span><text:span text:style-name="T3"> Reaction to the Unexpected – </text:span><text:span text:style-name="T4">6, Attention and Regulation – 4, Anger, Irritability, and Frustration – 6, Exuberance, Enthusiasm, and Cheerfulness – 8, Threshold – 6, and Duration – 3. I would attribute a lot of these to my ADHD, especially Attention, Regulation, Anger, and Enthusiasm. I have issues regulation both my emotions and my executive function, which then leads to periods of hyperfixation (enthusiasm over a single topic) and executive dysfunction, which leads to frustration at my inability to regulate myself.</text:span></text:p>
      <text:p text:style-name="P2"><text:tab/><text:span text:style-name="T4">I asked my mother to complete the same self-assesment, and I was very surprised to see all of our answers matches except for threshold and anger, irritability, and frustration, which she ranked at 8 and 4 respectively. I would say that my mother and I have very similar temperaments and have a high “goodness of fit” rating. She has far more wisdom and life experience than I do, so it is entirely expected that she is slower to anger and has a higher threshold than I do.</text:span></text:p>
      <text:p text:style-name="P2"><text:line-break/><text:line-break/><text:soft-page-break/><text:line-break/><text:span text:style-name="T5">Reply 1:</text:span></text:p>
      <text:p text:style-name="P3"><text:tab/>Hi Dana. You and I differ in our Activity Levels and duration, but we have very similar in our attention and regulation scores and cheerfulness. I have a really hard time staying on task and stopping myself from procrastinating.</text:p>
      <text:p text:style-name="P4">Reply 2:</text:p>
      <text:p text:style-name="P4"><text:tab/><text:span text:style-name="T6">Hi Sabita. We differ significantly in our temperaments. I’m a very loud person </text:span><text:span text:style-name="T7">and I</text:span><text:span text:style-name="T6"> tend not to think as much before </text:span><text:span text:style-name="T7">I </text:span><text:span text:style-name="T6">speaks. </text:span><text:span text:style-name="T7">I relate to being internally avoidant to negative feedback, and I think your approach to become stronger is very sound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15:25:52.195669321</meta:creation-date>
    <dc:date>2025-05-26T16:42:04.607024348</dc:date>
    <meta:editing-duration>PT4M5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8" meta:word-count="403" meta:character-count="2457" meta:non-whitespace-character-count="2045"/>
  </office:meta>
</office:document-meta>
</file>